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office:forms form:automatic-focus="false" form:apply-design-mode="false"/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22:04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1T22:04:41</dc:date>
    <meta:editing-duration>PT13H01M35S</meta:editing-duration>
    <meta:editing-cycles>386</meta:editing-cycles>
    <meta:generator>OpenOffice.org/3.1$Unix OpenOffice.org_project/310m19$Build-9420</meta:generator>
    <meta:document-statistic meta:table-count="36" meta:cell-count="3882" meta:object-count="0"/>
  </office:meta>
</office:document-meta>
</file>